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draw:fill="solid" draw:fill-color="#000000" draw:fill-image-width="0cm" draw:fill-image-height="0cm"/>
    </style:style>
    <style:style style:name="gr1" style:family="graphic" style:parent-style-name="standard">
      <style:graphic-properties svg:stroke-color="#00ff00" draw:fill-color="#4c4c4c" draw:textarea-horizontal-align="center" draw:textarea-vertical-align="middle"/>
    </style:style>
    <style:style style:name="gr2" style:family="graphic" style:parent-style-name="standard">
      <style:graphic-properties svg:stroke-color="#00ff00" draw:marker-end="Arrow" draw:textarea-horizontal-align="center" draw:textarea-vertical-align="middle"/>
    </style:style>
    <style:style style:name="gr3" style:family="graphic" style:parent-style-name="standard">
      <style:graphic-properties svg:stroke-color="#00ff00"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Bitstream Vera Sans Mono'" style:font-family-generic="modern" style:font-pitch="fixed" fo:font-size="14pt"/>
    </style:style>
    <style:style style:name="P3" style:family="paragraph">
      <style:paragraph-properties fo:margin-left="0cm" fo:margin-right="0cm" fo:text-align="center" fo:text-indent="0cm"/>
      <style:text-properties fo:font-family="'Bitstream Vera Sans Mono'" style:font-family-generic="modern" style:font-pitch="fixed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fo:text-indent="0cm"/>
      <style:text-properties fo:font-family="'Bitstream Vera Sans Mono'" style:font-family-generic="modern" style:font-pitch="fixed" fo:font-size="12pt"/>
    </style:style>
    <style:style style:name="T1" style:family="text">
      <style:text-properties fo:font-family="'Bitstream Vera Sans Mono'" style:font-family-generic="modern" style:font-pitch="fixed" fo:font-size="14pt"/>
    </style:style>
    <style:style style:name="T2" style:family="text">
      <style:text-properties fo:font-family="'Bitstream Vera Sans Mono'" style:font-family-generic="modern" style:font-pitch="fixed"/>
    </style:style>
    <style:style style:name="T3" style:family="text">
      <style:text-properties fo:font-family="'Bitstream Vera Sans Mono'" style:font-family-generic="modern" style:font-pitch="fixed"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id="id2" draw:layer="layout" svg:width="6cm" svg:height="1.5cm" svg:x="1.339cm" svg:y="3.796cm">
          <text:p text:style-name="P1"><text:span text:style-name="T1">Advanced Plasma</text:span></text:p>
          <text:p text:style-name="P1"><text:span text:style-name="T1">Technology</text:span></text:p>
        </draw:rect>
        <draw:rect draw:style-name="gr1" draw:text-style-name="P3" draw:id="id1" draw:layer="layout" svg:width="5cm" svg:height="1.5cm" svg:x="1.839cm" svg:y="0.796cm">
          <text:p text:style-name="P1"><text:span text:style-name="T2">Unknown at</text:span></text:p>
          <text:p text:style-name="P1"><text:span text:style-name="T2">Games-start</text:span></text:p>
        </draw:rect>
        <draw:connector draw:style-name="gr2" draw:text-style-name="P4" draw:layer="layout" svg:x1="4.339cm" svg:y1="2.296cm" svg:x2="4.339cm" svg:y2="3.796cm" draw:start-shape="id1" draw:start-glue-point="2" draw:end-shape="id2" draw:end-glue-point="0">
          <text:p/>
        </draw:connector>
        <draw:rect draw:style-name="gr1" draw:text-style-name="P5" draw:id="id4" draw:layer="layout" svg:width="4cm" svg:height="0.5cm" svg:x="5.339cm" svg:y="7.796cm">
          <text:p text:style-name="P1"><text:span text:style-name="T3">Plasma Rifle</text:span></text:p>
        </draw:rect>
        <draw:rect draw:style-name="gr1" draw:text-style-name="P5" draw:id="id3" draw:layer="layout" svg:width="4cm" svg:height="0.5cm" svg:x="5.339cm" svg:y="6.296cm">
          <text:p text:style-name="P1"><text:span text:style-name="T3">Plasma Pistol</text:span></text:p>
        </draw:rect>
        <draw:connector draw:style-name="gr3" draw:text-style-name="P4" draw:layer="layout" svg:x1="4.339cm" svg:y1="5.296cm" svg:x2="5.339cm" svg:y2="6.546cm" draw:start-shape="id2" draw:start-glue-point="2" draw:end-shape="id3" draw:end-glue-point="3">
          <text:p/>
        </draw:connector>
        <draw:connector draw:style-name="gr3" draw:text-style-name="P4" draw:layer="layout" svg:x1="7.339cm" svg:y1="6.796cm" svg:x2="7.339cm" svg:y2="7.796cm" draw:start-shape="id3" draw:start-glue-point="2" draw:end-shape="id4" draw:end-glue-point="0">
          <text:p/>
        </draw:connector>
        <draw:rect draw:style-name="gr1" draw:text-style-name="P5" draw:id="id6" draw:layer="layout" svg:width="9cm" svg:height="0.5cm" svg:x="11.339cm" svg:y="7.796cm">
          <text:p text:style-name="P1"><text:span text:style-name="T3">Plasma Rifle (produced/collected)</text:span></text:p>
        </draw:rect>
        <draw:rect draw:style-name="gr1" draw:text-style-name="P5" draw:id="id5" draw:layer="layout" svg:width="9cm" svg:height="0.5cm" svg:x="11.339cm" svg:y="6.296cm">
          <text:p text:style-name="P1"><text:span text:style-name="T3">Plasma Pistol (produced/collected)</text:span></text:p>
        </draw:rect>
        <draw:connector draw:style-name="gr2" draw:text-style-name="P4" draw:layer="layout" svg:x1="9.339cm" svg:y1="6.546cm" svg:x2="11.339cm" svg:y2="6.546cm" draw:start-shape="id3" draw:start-glue-point="1" draw:end-shape="id5" draw:end-glue-point="3">
          <text:p/>
        </draw:connector>
        <draw:connector draw:style-name="gr2" draw:text-style-name="P4" draw:layer="layout" svg:x1="9.339cm" svg:y1="8.046cm" svg:x2="11.339cm" svg:y2="8.046cm" draw:start-shape="id4" draw:start-glue-point="1" draw:end-shape="id6" draw:end-glue-point="3">
          <text:p/>
        </draw:connector>
        <draw:connector draw:style-name="gr2" draw:text-style-name="P4" draw:layer="layout" svg:x1="20.339cm" svg:y1="6.546cm" svg:x2="7.339cm" svg:y2="4.546cm" draw:start-shape="id5" draw:start-glue-point="1" draw:end-shape="id2" draw:end-glue-point="1">
          <text:p/>
        </draw:connector>
        <draw:connector draw:style-name="gr2" draw:text-style-name="P4" draw:layer="layout" draw:line-skew="1cm" svg:x1="20.339cm" svg:y1="8.046cm" svg:x2="7.339cm" svg:y2="4.546cm" draw:start-shape="id6" draw:start-glue-point="1" draw:end-shape="id2" draw:end-glue-point="1">
          <text:p/>
        </draw:connector>
        <draw:rect draw:style-name="gr1" draw:text-style-name="P5" draw:id="id7" draw:layer="layout" svg:width="9cm" svg:height="1.5cm" svg:x="11.339cm" svg:y="9.296cm">
          <text:p text:style-name="P1"><text:span text:style-name="T3">Collected Plasma-Drive from UFO</text:span></text:p>
          <text:p text:style-name="P1"><text:span text:style-name="T3">Not reproduceable</text:span></text:p>
        </draw:rect>
        <draw:connector draw:style-name="gr2" draw:text-style-name="P4" draw:layer="layout" draw:line-skew="2.5cm" svg:x1="20.339cm" svg:y1="10.046cm" svg:x2="7.339cm" svg:y2="4.546cm" draw:start-shape="id7" draw:start-glue-point="1" draw:end-shape="id2" draw:end-glue-point="1">
          <text:p/>
        </draw:connector>
        <draw:rect draw:style-name="gr1" draw:text-style-name="P5" draw:id="id8" draw:layer="layout" svg:width="4cm" svg:height="1.5cm" svg:x="5.339cm" svg:y="11.796cm">
          <text:p text:style-name="P1"><text:span text:style-name="T3">Plasma Drive</text:span></text:p>
          <text:p text:style-name="P1"><text:span text:style-name="T3">Tech</text:span></text:p>
        </draw:rect>
        <draw:connector draw:style-name="gr2" draw:text-style-name="P4" draw:layer="layout" svg:x1="4.339cm" svg:y1="5.296cm" svg:x2="5.339cm" svg:y2="12.546cm" draw:start-shape="id2" draw:start-glue-point="2" draw:end-shape="id8" draw:end-glue-point="3">
          <text:p/>
        </draw:connector>
        <draw:rect draw:style-name="gr1" draw:text-style-name="P5" draw:id="id9" draw:layer="layout" svg:width="9cm" svg:height="1.5cm" svg:x="11.339cm" svg:y="11.796cm">
          <text:p text:style-name="P1"><text:span text:style-name="T3">New plasma drive for intercepter</text:span></text:p>
          <text:p text:style-name="P1"><text:span text:style-name="T3">(produced)</text:span></text:p>
        </draw:rect>
        <draw:connector draw:style-name="gr2" draw:text-style-name="P4" draw:layer="layout" draw:line-skew="3.5cm" svg:x1="20.339cm" svg:y1="12.546cm" svg:x2="7.339cm" svg:y2="4.546cm" draw:start-shape="id9" draw:start-glue-point="1" draw:end-shape="id2" draw:end-glue-point="1">
          <text:p/>
        </draw:connector>
        <draw:connector draw:style-name="gr2" draw:text-style-name="P4" draw:layer="layout" svg:x1="9.339cm" svg:y1="12.546cm" svg:x2="11.339cm" svg:y2="12.546cm" draw:start-shape="id8" draw:start-glue-point="1" draw:end-shape="id9" draw:end-glue-point="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296cm" fo:margin-bottom="0.537cm" fo:margin-left="0.339cm" fo:margin-right="0.371cm" fo:page-width="29.7cm" fo:page-height="21cm" style:print-orientation="landscape"/>
    </style:page-layout>
    <style:style style:name="dp1" style:family="drawing-page">
      <style:drawing-page-properties draw:background-size="border" draw:fill="solid" draw:fill-color="#000000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creation-date>2006-04-09T20:29:22</meta:creation-date>
    <dc:creator>Martin Bürbaum</dc:creator>
    <dc:date>2006-04-12T16:07:52</dc:date>
    <dc:language>de-DE</dc:language>
    <meta:editing-cycles>5</meta:editing-cycles>
    <meta:editing-duration>PT36M25S</meta:editing-duration>
    <meta:user-defined meta:name="Info 1"/>
    <meta:user-defined meta:name="Info 2"/>
    <meta:user-defined meta:name="Info 3"/>
    <meta:user-defined meta:name="Info 4"/>
    <meta:document-statistic meta:object-count="20"/>
  </office:meta>
</office:document-meta>
</file>